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MS Mincho" svg:font-family="'MS Mincho', 'ＭＳ 明朝'" style:font-family-generic="roman"/>
    <style:font-face style:name="Arial2" svg:font-family="Arial" style:font-family-generic="swiss"/>
    <style:font-face style:name="Courier New1" svg:font-family="'Courier New'" style:font-family-generic="modern" style:font-pitch="fixed"/>
    <style:font-face style:name="SimSun1" svg:font-family="SimSun, 宋体"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266cm" table:align="right" style:writing-mode="lr-tb"/>
    </style:style>
    <style:style style:name="Table1.A" style:family="table-column">
      <style:table-column-properties style:column-width="5.099cm"/>
    </style:style>
    <style:style style:name="Table1.B" style:family="table-column">
      <style:table-column-properties style:column-width="1.7cm"/>
    </style:style>
    <style:style style:name="Table1.C" style:family="table-column">
      <style:table-column-properties style:column-width="1.46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266cm" table:align="right" style:writing-mode="lr-tb"/>
    </style:style>
    <style:style style:name="Table2.A" style:family="table-column">
      <style:table-column-properties style:column-width="5.099cm"/>
    </style:style>
    <style:style style:name="Table2.B" style:family="table-column">
      <style:table-column-properties style:column-width="1.7cm"/>
    </style:style>
    <style:style style:name="Table2.C" style:family="table-column">
      <style:table-column-properties style:column-width="1.466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266cm" table:align="right" style:writing-mode="lr-tb"/>
    </style:style>
    <style:style style:name="Table3.A" style:family="table-column">
      <style:table-column-properties style:column-width="5.099cm"/>
    </style:style>
    <style:style style:name="Table3.B" style:family="table-column">
      <style:table-column-properties style:column-width="1.7cm"/>
    </style:style>
    <style:style style:name="Table3.C" style:family="table-column">
      <style:table-column-properties style:column-width="1.4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8.266cm" table:align="right" style:writing-mode="lr-tb"/>
    </style:style>
    <style:style style:name="Table4.A" style:family="table-column">
      <style:table-column-properties style:column-width="5.099cm"/>
    </style:style>
    <style:style style:name="Table4.B" style:family="table-column">
      <style:table-column-properties style:column-width="1.7cm"/>
    </style:style>
    <style:style style:name="Table4.C" style:family="table-column">
      <style:table-column-properties style:column-width="1.466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8.266cm" table:align="right" style:writing-mode="lr-tb"/>
    </style:style>
    <style:style style:name="Table5.A" style:family="table-column">
      <style:table-column-properties style:column-width="2.693cm"/>
    </style:style>
    <style:style style:name="Table5.B" style:family="table-column">
      <style:table-column-properties style:column-width="2.406cm"/>
    </style:style>
    <style:style style:name="Table5.C" style:family="table-column">
      <style:table-column-properties style:column-width="1.115cm"/>
    </style:style>
    <style:style style:name="Table5.D" style:family="table-column">
      <style:table-column-properties style:column-width="2.0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5.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6" style:family="table">
      <style:table-properties style:width="8.266cm" table:align="right" style:writing-mode="lr-tb"/>
    </style:style>
    <style:style style:name="Table6.A" style:family="table-column">
      <style:table-column-properties style:column-width="2cm"/>
    </style:style>
    <style:style style:name="Table6.B" style:family="table-column">
      <style:table-column-properties style:column-width="1.893cm"/>
    </style:style>
    <style:style style:name="Table6.C" style:family="table-column">
      <style:table-column-properties style:column-width="1.207cm"/>
    </style:style>
    <style:style style:name="Table6.D" style:family="table-column">
      <style:table-column-properties style:column-width="0.901cm"/>
    </style:style>
    <style:style style:name="Table6.E" style:family="table-column">
      <style:table-column-properties style:column-width="2.26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12" style:family="table-row">
      <style:table-row-properties style:min-row-height="0.185cm"/>
    </style:style>
    <style:style style:name="Table6.A13" style:family="table-cell">
      <style:table-cell-properties fo:background-color="#000000" fo:padding="0.097cm" fo:border-left="0.05pt solid #000000" fo:border-right="none" fo:border-top="none" fo:border-bottom="0.05pt solid #000000">
        <style:background-image/>
      </style:table-cell-properties>
    </style:style>
    <style:style style:name="Table6.E13" style:family="table-cell">
      <style:table-cell-properties fo:background-color="#0000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text-properties fo:font-style="normal" style:font-style-asian="normal" style:font-style-complex="normal"/>
    </style:style>
    <style:style style:name="P3" style:family="paragraph" style:parent-style-name="Author">
      <style:paragraph-properties fo:margin-top="0.176cm" fo:margin-bottom="0.176cm" loext:contextual-spacing="false" fo:line-height="50%"/>
      <style:text-properties fo:font-size="8pt" style:font-size-asian="8pt" style:font-size-complex="8pt"/>
    </style:style>
    <style:style style:name="P4" style:family="paragraph" style:parent-style-name="Author">
      <style:paragraph-properties fo:margin-top="0.176cm" fo:margin-bottom="0.071cm" loext:contextual-spacing="false"/>
    </style:style>
    <style:style style:name="P5" style:family="paragraph" style:parent-style-name="Standard" style:master-page-name="First_20_Page">
      <style:paragraph-properties fo:margin-top="0.176cm" fo:margin-bottom="0.176cm" loext:contextual-spacing="false" style:page-number="auto"/>
    </style:style>
    <style:style style:name="P6" style:family="paragraph" style:parent-style-name="Heading_20_3">
      <style:text-properties officeooo:rsid="001cda15" officeooo:paragraph-rsid="001cda15"/>
    </style:style>
    <style:style style:name="P7" style:family="paragraph" style:parent-style-name="Heading_20_3">
      <style:text-properties officeooo:rsid="00251916" officeooo:paragraph-rsid="00251916"/>
    </style:style>
    <style:style style:name="P8" style:family="paragraph" style:parent-style-name="Heading_20_3">
      <style:text-properties officeooo:rsid="002aa626" officeooo:paragraph-rsid="002aa626"/>
    </style:style>
    <style:style style:name="P9" style:family="paragraph" style:parent-style-name="Heading_20_3">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officeooo:rsid="001ff046" officeooo:paragraph-rsid="001ff046"/>
    </style:style>
    <style:style style:name="P10" style:family="paragraph" style:parent-style-name="Heading_20_3">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officeooo:rsid="0021feec" officeooo:paragraph-rsid="0021feec"/>
    </style:style>
    <style:style style:name="P11" style:family="paragraph" style:parent-style-name="Heading_20_3" style:master-page-name="">
      <style:paragraph-properties style:page-number="auto"/>
      <style:text-properties officeooo:rsid="002356d0" officeooo:paragraph-rsid="002356d0"/>
    </style:style>
    <style:style style:name="P12" style:family="paragraph" style:parent-style-name="Heading_20_3" style:master-page-name="">
      <loext:graphic-properties draw:fill="none"/>
      <style:paragraph-properties fo:margin-left="0cm" fo:margin-right="0cm" fo:line-height="0.423cm" fo:text-align="justify" style:justify-single-word="false" fo:orphans="2" fo:widows="2" fo:text-indent="0.499cm" style:auto-text-indent="false" style:page-number="auto" fo:background-color="transparent" style:writing-mode="lr-tb">
        <style:tab-stops>
          <style:tab-stop style:position="0.506cm"/>
        </style:tab-stops>
      </style:paragraph-properties>
      <style:text-properties officeooo:rsid="002d9259" officeooo:paragraph-rsid="002d9259"/>
    </style:style>
    <style:style style:name="P13" style:family="paragraph" style:parent-style-name="Heading_20_3" style:master-page-name="">
      <loext:graphic-properties draw:fill="none"/>
      <style:paragraph-properties fo:margin-left="0cm" fo:margin-right="0cm" fo:line-height="0.423cm" fo:text-align="justify" style:justify-single-word="false" fo:orphans="2" fo:widows="2" fo:text-indent="0.499cm" style:auto-text-indent="false" style:page-number="auto" fo:background-color="transparent" style:writing-mode="lr-tb">
        <style:tab-stops>
          <style:tab-stop style:position="0.506cm"/>
        </style:tab-stops>
      </style:paragraph-properties>
      <style:text-properties officeooo:rsid="002e2a8d" officeooo:paragraph-rsid="002e2a8d"/>
    </style:style>
    <style:style style:name="P14" style:family="paragraph" style:parent-style-name="Author">
      <style:paragraph-properties fo:margin-top="0.176cm" fo:margin-bottom="0.071cm" loext:contextual-spacing="false"/>
      <style:text-properties fo:font-size="9pt" style:font-size-asian="9pt" style:font-size-complex="9pt"/>
    </style:style>
    <style:style style:name="P15" style:family="paragraph" style:parent-style-name="Heading_20_2">
      <style:text-properties officeooo:rsid="003039ef" officeooo:paragraph-rsid="003039ef"/>
    </style:style>
    <style:style style:name="P16" style:family="paragraph" style:parent-style-name="Heading_20_2">
      <style:text-properties officeooo:paragraph-rsid="003039ef"/>
    </style:style>
    <style:style style:name="P17" style:family="paragraph" style:parent-style-name="Heading_20_2" style:master-page-name="">
      <style:paragraph-properties style:page-number="auto"/>
      <style:text-properties officeooo:paragraph-rsid="00251916"/>
    </style:style>
    <style:style style:name="P18" style:family="paragraph" style:parent-style-name="Heading_20_1">
      <style:text-properties fo:font-style="normal" style:font-style-asian="normal" style:font-style-complex="normal"/>
    </style:style>
    <style:style style:name="P19" style:family="paragraph" style:parent-style-name="Heading_20_1">
      <style:text-properties officeooo:rsid="000efc63" officeooo:paragraph-rsid="000efc63"/>
    </style:style>
    <style:style style:name="P20" style:family="paragraph" style:parent-style-name="Heading_20_1">
      <style:text-properties officeooo:rsid="000f4269" officeooo:paragraph-rsid="000f4269"/>
    </style:style>
    <style:style style:name="P21" style:family="paragraph" style:parent-style-name="Heading_20_1">
      <style:text-properties officeooo:rsid="003039ef" officeooo:paragraph-rsid="003039ef"/>
    </style:style>
    <style:style style:name="P22" style:family="paragraph" style:parent-style-name="Table_20_Heading">
      <style:text-properties fo:font-size="8pt" fo:font-style="italic" style:font-size-asian="8pt" style:font-style-asian="italic" style:font-size-complex="8pt" style:font-style-complex="italic"/>
    </style:style>
    <style:style style:name="P23" style:family="paragraph" style:parent-style-name="Table_20_Heading">
      <style:text-properties fo:font-size="8pt" fo:font-style="italic" officeooo:paragraph-rsid="001e410c" style:font-size-asian="8pt" style:font-style-asian="italic" style:font-size-complex="8pt" style:font-style-complex="italic"/>
    </style:style>
    <style:style style:name="P24" style:family="paragraph" style:parent-style-name="Table_20_Heading">
      <style:text-properties fo:font-size="8pt" fo:font-style="italic" officeooo:paragraph-rsid="001ff046" style:font-size-asian="8pt" style:font-style-asian="italic" style:font-size-complex="8pt" style:font-style-complex="italic"/>
    </style:style>
    <style:style style:name="P25" style:family="paragraph" style:parent-style-name="Table_20_Heading">
      <style:text-properties fo:font-size="8pt" fo:font-style="italic" officeooo:paragraph-rsid="0021feec" style:font-size-asian="8pt" style:font-style-asian="italic" style:font-size-complex="8pt" style:font-style-complex="italic"/>
    </style:style>
    <style:style style:name="P26" style:family="paragraph" style:parent-style-name="Table_20_Heading">
      <style:text-properties fo:font-size="8pt" fo:font-style="italic" officeooo:rsid="0026fde8" officeooo:paragraph-rsid="0026fde8" style:font-size-asian="8pt" style:font-style-asian="italic" style:font-size-complex="8pt" style:font-style-complex="italic"/>
    </style:style>
    <style:style style:name="P27" style:family="paragraph" style:parent-style-name="Table_20_Heading">
      <style:text-properties fo:font-size="8pt" fo:font-style="italic" officeooo:rsid="0026fde8" officeooo:paragraph-rsid="002b93f6" style:font-size-asian="8pt" style:font-style-asian="italic" style:font-size-complex="8pt" style:font-style-complex="italic"/>
    </style:style>
    <style:style style:name="P28" style:family="paragraph" style:parent-style-name="Table_20_Heading">
      <style:text-properties fo:font-size="8pt" fo:font-style="italic" officeooo:rsid="00281c46" officeooo:paragraph-rsid="00281c46" style:font-size-asian="8pt" style:font-style-asian="italic" style:font-size-complex="8pt" style:font-style-complex="italic"/>
    </style:style>
    <style:style style:name="P29" style:family="paragraph" style:parent-style-name="Table_20_Heading">
      <style:text-properties fo:font-size="8pt" fo:font-style="italic" officeooo:rsid="00281c46" officeooo:paragraph-rsid="002b93f6" style:font-size-asian="8pt" style:font-style-asian="italic" style:font-size-complex="8pt" style:font-style-complex="italic"/>
    </style:style>
    <style:style style:name="P30" style:family="paragraph" style:parent-style-name="Table_20_Heading">
      <style:text-properties fo:font-size="8pt" style:font-size-asian="8pt" style:font-size-complex="8pt"/>
    </style:style>
    <style:style style:name="P31" style:family="paragraph" style:parent-style-name="Table_20_Heading">
      <style:text-properties fo:font-size="8pt" officeooo:rsid="002b93f6" officeooo:paragraph-rsid="002b93f6" style:font-size-asian="8pt" style:font-size-complex="8pt"/>
    </style:style>
    <style:style style:name="P32" style:family="paragraph" style:parent-style-name="Table_20_Heading">
      <loext:graphic-properties draw:fill="solid" draw:fill-color="#000000" draw:opacity="100%"/>
      <style:paragraph-properties fo:background-color="#000000"/>
      <style:text-properties fo:font-size="8pt" style:font-size-asian="8pt" style:font-size-complex="8pt"/>
    </style:style>
    <style:style style:name="P33" style:family="paragraph" style:parent-style-name="Table_20_Heading">
      <style:paragraph-properties fo:text-align="center" style:justify-single-word="false"/>
      <style:text-properties fo:font-size="10pt" fo:font-style="italic" officeooo:rsid="002b93f6" officeooo:paragraph-rsid="002b93f6" style:font-size-asian="10pt" style:font-style-asian="italic" style:font-size-complex="10pt" style:font-style-complex="italic"/>
    </style:style>
    <style:style style:name="P34" style:family="paragraph" style:parent-style-name="Table_20_Contents">
      <style:text-properties fo:font-size="8pt" style:font-size-asian="8pt" style:font-size-complex="8pt"/>
    </style:style>
    <style:style style:name="P35" style:family="paragraph" style:parent-style-name="Table_20_Contents">
      <style:text-properties fo:font-size="8pt" officeooo:paragraph-rsid="001e410c" style:font-size-asian="8pt" style:font-size-complex="8pt"/>
    </style:style>
    <style:style style:name="P36" style:family="paragraph" style:parent-style-name="Table_20_Contents">
      <style:text-properties fo:font-size="8pt" officeooo:paragraph-rsid="001ff046" style:font-size-asian="8pt" style:font-size-complex="8pt"/>
    </style:style>
    <style:style style:name="P37" style:family="paragraph" style:parent-style-name="Table_20_Contents">
      <style:text-properties fo:font-size="8pt" officeooo:paragraph-rsid="0021feec" style:font-size-asian="8pt" style:font-size-complex="8pt"/>
    </style:style>
    <style:style style:name="P38" style:family="paragraph" style:parent-style-name="Table_20_Contents">
      <style:text-properties fo:font-size="8pt" officeooo:rsid="0026fde8" officeooo:paragraph-rsid="0026fde8" style:font-size-asian="8pt" style:font-size-complex="8pt"/>
    </style:style>
    <style:style style:name="P39" style:family="paragraph" style:parent-style-name="Table_20_Contents">
      <style:text-properties fo:font-size="8pt" officeooo:rsid="0026fde8" officeooo:paragraph-rsid="002b93f6" style:font-size-asian="8pt" style:font-size-complex="8pt"/>
    </style:style>
    <style:style style:name="P40" style:family="paragraph" style:parent-style-name="Table_20_Contents">
      <style:text-properties fo:font-size="8pt" officeooo:rsid="00281c46" officeooo:paragraph-rsid="00281c46" style:font-size-asian="8pt" style:font-size-complex="8pt"/>
    </style:style>
    <style:style style:name="P41" style:family="paragraph" style:parent-style-name="Table_20_Contents">
      <style:text-properties fo:font-size="8pt" officeooo:rsid="00281c46" officeooo:paragraph-rsid="002b93f6" style:font-size-asian="8pt" style:font-size-complex="8pt"/>
    </style:style>
    <style:style style:name="P42" style:family="paragraph" style:parent-style-name="Table_20_Contents">
      <style:text-properties fo:font-size="8pt" officeooo:rsid="002b93f6" officeooo:paragraph-rsid="002b93f6" style:font-size-asian="8pt" style:font-size-complex="8pt"/>
    </style:style>
    <style:style style:name="P43"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7c01e"/>
    </style:style>
    <style:style style:name="P44"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e410c"/>
    </style:style>
    <style:style style:name="P45"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ff046"/>
    </style:style>
    <style:style style:name="P46"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1feec"/>
    </style:style>
    <style:style style:name="P47"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6fde8"/>
    </style:style>
    <style:style style:name="P48"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b93f6"/>
    </style:style>
    <style:style style:name="P49" style:family="paragraph" style:parent-style-name="Text_20_body">
      <style:text-properties fo:font-style="normal" style:font-style-asian="normal" style:font-style-complex="normal"/>
    </style:style>
    <style:style style:name="P50" style:family="paragraph" style:parent-style-name="Text_20_body">
      <style:text-properties fo:font-style="normal" officeooo:paragraph-rsid="000efc63" style:font-style-asian="normal" style:font-style-complex="normal"/>
    </style:style>
    <style:style style:name="P51" style:family="paragraph" style:parent-style-name="Text_20_body">
      <style:text-properties fo:font-style="normal" officeooo:rsid="000efc63" officeooo:paragraph-rsid="000efc63" style:font-style-asian="normal" style:font-style-complex="normal"/>
    </style:style>
    <style:style style:name="P52" style:family="paragraph" style:parent-style-name="Text_20_body">
      <style:text-properties fo:font-style="normal" officeooo:rsid="000f4269" officeooo:paragraph-rsid="000f4269" style:font-style-asian="normal" style:font-style-complex="normal"/>
    </style:style>
    <style:style style:name="P53" style:family="paragraph" style:parent-style-name="Text_20_body">
      <style:text-properties fo:font-style="normal" officeooo:rsid="001165e6" officeooo:paragraph-rsid="001165e6" style:font-style-asian="normal" style:font-style-complex="normal"/>
    </style:style>
    <style:style style:name="P54" style:family="paragraph" style:parent-style-name="Text_20_body">
      <style:text-properties fo:font-style="normal" officeooo:rsid="0012671c" officeooo:paragraph-rsid="0012671c" style:font-style-asian="normal" style:font-style-complex="normal"/>
    </style:style>
    <style:style style:name="P55" style:family="paragraph" style:parent-style-name="Text_20_body">
      <style:text-properties fo:font-style="normal" officeooo:rsid="003039ef" officeooo:paragraph-rsid="003039ef" style:font-style-asian="normal" style:font-style-complex="normal"/>
    </style:style>
    <style:style style:name="P56" style:family="paragraph" style:parent-style-name="Text_20_body">
      <style:text-properties officeooo:paragraph-rsid="003039ef"/>
    </style:style>
    <style:style style:name="P57" style:family="paragraph" style:parent-style-name="Text_20_body">
      <style:text-properties officeooo:rsid="00323370" officeooo:paragraph-rsid="00323370"/>
    </style:style>
    <style:style style:name="P58"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399cm"/>
        </style:tab-stops>
      </style:paragraph-properties>
      <style:text-properties officeooo:paragraph-rsid="0012e3a9"/>
    </style:style>
    <style:style style:name="P59"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s>
      </style:paragraph-properties>
      <style:text-properties officeooo:paragraph-rsid="001cda15"/>
    </style:style>
    <style:style style:name="P60"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1ff046"/>
    </style:style>
    <style:style style:name="P61"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51916"/>
    </style:style>
    <style:style style:name="P62"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81c46"/>
    </style:style>
    <style:style style:name="P63"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e2a8d"/>
    </style:style>
    <style:style style:name="P64"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5cm"/>
        </style:tab-stops>
      </style:paragraph-properties>
      <style:text-properties officeooo:rsid="001e410c" officeooo:paragraph-rsid="001ff046"/>
    </style:style>
    <style:style style:name="P65"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5cm"/>
        </style:tab-stops>
      </style:paragraph-properties>
      <style:text-properties officeooo:rsid="001e410c" officeooo:paragraph-rsid="0021feec"/>
    </style:style>
    <style:style style:name="P66"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356d0"/>
    </style:style>
    <style:style style:name="P67"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d9259"/>
    </style:style>
    <style:style style:name="P68"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e2a8d"/>
    </style:style>
    <style:style style:name="P69"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s>
      </style:paragraph-properties>
      <style:text-properties officeooo:rsid="001e410c" officeooo:paragraph-rsid="0026fde8"/>
    </style:style>
    <style:style style:name="P70"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s>
      </style:paragraph-properties>
      <style:text-properties officeooo:rsid="001e410c" officeooo:paragraph-rsid="002b93f6"/>
    </style:style>
    <style:style style:name="P71"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2d9259" officeooo:paragraph-rsid="002d9259"/>
    </style:style>
    <style:style style:name="P72"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rsid="001e410c" officeooo:paragraph-rsid="001e410c"/>
    </style:style>
    <style:style style:name="P73"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1e410c"/>
    </style:style>
    <style:style style:name="P74"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21feec"/>
    </style:style>
    <style:style style:name="T1" style:family="text">
      <style:text-properties fo:font-style="italic" style:font-style-asian="italic" style:font-style-complex="italic"/>
    </style:style>
    <style:style style:name="T2" style:family="text">
      <style:text-properties fo:font-style="italic" officeooo:rsid="001ff046" style:font-style-asian="italic" style:font-style-complex="italic"/>
    </style:style>
    <style:style style:name="T3" style:family="text">
      <style:text-properties fo:font-style="italic" officeooo:rsid="0021feec" style:font-style-asian="italic" style:font-style-complex="italic"/>
    </style:style>
    <style:style style:name="T4" style:family="text">
      <style:text-properties fo:font-style="italic" officeooo:rsid="0025ed5b" style:font-style-asian="italic" style:font-style-complex="italic"/>
    </style:style>
    <style:style style:name="T5" style:family="text">
      <style:text-properties style:font-style-complex="italic"/>
    </style:style>
    <style:style style:name="T6" style:family="text">
      <style:text-properties fo:font-size="8pt" style:font-size-asian="8pt" style:font-size-complex="8pt"/>
    </style:style>
    <style:style style:name="T7" style:family="text">
      <style:text-properties fo:font-size="9pt"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tyle="normal" style:font-style-asian="normal" style:font-style-complex="normal"/>
    </style:style>
    <style:style style:name="T10" style:family="text">
      <style:text-properties fo:font-style="normal" officeooo:rsid="0012e3a9" style:font-style-asian="normal" style:font-style-complex="normal"/>
    </style:style>
    <style:style style:name="T11" style:family="text">
      <style:text-properties fo:font-style="normal" officeooo:rsid="00166244" style:font-style-asian="normal" style:font-style-complex="normal"/>
    </style:style>
    <style:style style:name="T12" style:family="text">
      <style:text-properties fo:font-style="normal" officeooo:rsid="001cda15" style:font-style-asian="normal" style:font-style-complex="normal"/>
    </style:style>
    <style:style style:name="T13" style:family="text">
      <style:text-properties fo:font-style="normal" officeooo:rsid="001e410c" style:font-style-asian="normal" style:font-style-complex="normal"/>
    </style:style>
    <style:style style:name="T14" style:family="text">
      <style:text-properties fo:font-style="normal" officeooo:rsid="001ff046" style:font-style-asian="normal" style:font-style-complex="normal"/>
    </style:style>
    <style:style style:name="T15" style:family="text">
      <style:text-properties fo:font-style="normal" officeooo:rsid="00214662" style:font-style-asian="normal" style:font-style-complex="normal"/>
    </style:style>
    <style:style style:name="T16" style:family="text">
      <style:text-properties fo:font-style="normal" officeooo:rsid="0021feec" style:font-style-asian="normal" style:font-style-complex="normal"/>
    </style:style>
    <style:style style:name="T17" style:family="text">
      <style:text-properties fo:font-style="normal" officeooo:rsid="002356d0" style:font-style-asian="normal" style:font-style-complex="normal"/>
    </style:style>
    <style:style style:name="T18" style:family="text">
      <style:text-properties fo:font-style="normal" officeooo:rsid="0025ed5b" style:font-style-asian="normal" style:font-style-complex="normal"/>
    </style:style>
    <style:style style:name="T19" style:family="text">
      <style:text-properties fo:font-style="normal" officeooo:rsid="0026e439" style:font-style-asian="normal" style:font-style-complex="normal"/>
    </style:style>
    <style:style style:name="T20" style:family="text">
      <style:text-properties fo:font-style="normal" officeooo:rsid="0026fde8" style:font-style-asian="normal" style:font-style-complex="normal"/>
    </style:style>
    <style:style style:name="T21" style:family="text">
      <style:text-properties fo:font-style="normal" officeooo:rsid="003039ef" style:font-style-asian="normal" style:font-style-complex="normal"/>
    </style:style>
    <style:style style:name="T22" style:family="text">
      <style:text-properties fo:font-style="normal" style:font-style-asian="normal" style:font-style-complex="italic"/>
    </style:style>
    <style:style style:name="T23" style:family="text">
      <style:text-properties fo:font-style="normal" officeooo:rsid="001e410c" style:font-style-asian="normal" style:font-style-complex="italic"/>
    </style:style>
    <style:style style:name="T24" style:family="text">
      <style:text-properties fo:font-style="normal" officeooo:rsid="001ff046" style:font-style-asian="normal" style:font-style-complex="italic"/>
    </style:style>
    <style:style style:name="T25" style:family="text">
      <style:text-properties fo:font-style="normal" officeooo:rsid="0021feec" style:font-style-asian="normal" style:font-style-complex="italic"/>
    </style:style>
    <style:style style:name="T26" style:family="text">
      <style:text-properties fo:font-style="normal" officeooo:rsid="0026fde8" style:font-style-asian="normal" style:font-style-complex="italic"/>
    </style:style>
    <style:style style:name="T27" style:family="text">
      <style:text-properties fo:font-style="normal" officeooo:rsid="002ce789" style:font-style-asian="normal" style:font-style-complex="italic"/>
    </style:style>
    <style:style style:name="T28" style:family="text">
      <style:text-properties fo:font-variant="normal" fo:text-transform="none" fo:color="#000000" style:text-line-through-style="none" style:text-line-through-type="none" style:font-name="Times New Roman1" fo:font-size="24pt" fo:font-style="normal" style:text-underline-style="none" fo:font-weight="normal" style:text-blinking="false" fo:background-color="transparent" loext:char-shading-value="0" style:font-size-asian="8pt" style:font-size-complex="8pt"/>
    </style:style>
    <style:style style:name="T29" style:family="text">
      <style:text-properties officeooo:rsid="000efc63"/>
    </style:style>
    <style:style style:name="T30" style:family="text">
      <style:text-properties officeooo:rsid="000f4269"/>
    </style:style>
    <style:style style:name="T31" style:family="text">
      <style:text-properties fo:font-size="10pt" fo:font-style="normal" style:font-size-asian="10pt" style:font-style-asian="normal" style:font-size-complex="10pt" style:font-style-complex="italic"/>
    </style:style>
    <style:style style:name="T32" style:family="text">
      <style:text-properties fo:font-size="10pt" fo:font-style="normal" officeooo:rsid="00191950" style:font-size-asian="10pt" style:font-style-asian="normal" style:font-size-complex="10pt" style:font-style-complex="italic"/>
    </style:style>
    <style:style style:name="T33" style:family="text">
      <style:text-properties fo:font-size="10pt" fo:font-style="normal" officeooo:rsid="001ae7a5" style:font-size-asian="10pt" style:font-style-asian="normal" style:font-size-complex="10pt" style:font-style-complex="italic"/>
    </style:style>
    <style:style style:name="T34" style:family="text">
      <style:text-properties fo:font-size="10pt" fo:font-style="normal" officeooo:rsid="0026fde8" style:font-size-asian="10pt" style:font-style-asian="normal" style:font-size-complex="10pt" style:font-style-complex="italic"/>
    </style:style>
    <style:style style:name="T35" style:family="text">
      <style:text-properties fo:font-size="10pt" fo:font-style="normal" officeooo:rsid="00281c46" style:font-size-asian="10pt" style:font-style-asian="normal" style:font-size-complex="10pt" style:font-style-complex="italic"/>
    </style:style>
    <style:style style:name="T36" style:family="text">
      <style:text-properties fo:font-size="10pt" fo:font-style="normal" officeooo:rsid="002d9259" style:font-size-asian="10pt" style:font-style-asian="normal" style:font-size-complex="10pt" style:font-style-complex="italic"/>
    </style:style>
    <style:style style:name="T37" style:family="text">
      <style:text-properties fo:font-size="10pt" fo:font-style="normal" style:font-size-asian="10pt" style:font-style-asian="normal" style:font-size-complex="10pt" style:font-style-complex="normal"/>
    </style:style>
    <style:style style:name="T38" style:family="text">
      <style:text-properties fo:font-size="10pt" fo:font-style="normal" officeooo:rsid="0012e3a9" style:font-size-asian="10pt" style:font-style-asian="normal" style:font-size-complex="10pt" style:font-style-complex="normal"/>
    </style:style>
    <style:style style:name="T39" style:family="text">
      <style:text-properties fo:font-size="10pt" fo:font-style="normal" officeooo:rsid="002aa626" style:font-size-asian="10pt" style:font-style-asian="normal" style:font-size-complex="10pt" style:font-style-complex="normal"/>
    </style:style>
    <style:style style:name="T40" style:family="text">
      <style:text-properties fo:font-size="10pt" fo:font-style="normal" officeooo:rsid="002d9259" style:font-size-asian="10pt" style:font-style-asian="normal" style:font-size-complex="10pt" style:font-style-complex="normal"/>
    </style:style>
    <style:style style:name="T41" style:family="text">
      <style:text-properties fo:font-size="10pt" fo:font-style="normal" officeooo:rsid="002e2a8d" style:font-size-asian="10pt" style:font-style-asian="normal" style:font-size-complex="10pt" style:font-style-complex="normal"/>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italic" officeooo:rsid="002d9259" style:font-size-asian="10pt" style:font-style-asian="italic" style:font-size-complex="10pt" style:font-style-complex="italic"/>
    </style:style>
    <style:style style:name="T44" style:family="text">
      <style:text-properties fo:font-size="10pt" fo:font-style="italic" officeooo:rsid="002e2a8d" style:font-size-asian="10pt" style:font-style-asian="italic" style:font-size-complex="10pt" style:font-style-complex="italic"/>
    </style:style>
    <style:style style:name="T45" style:family="text">
      <style:text-properties officeooo:rsid="001e410c"/>
    </style:style>
    <style:style style:name="T46" style:family="text">
      <style:text-properties officeooo:rsid="001ff046"/>
    </style:style>
    <style:style style:name="T47" style:family="text">
      <style:text-properties officeooo:rsid="00251916"/>
    </style:style>
    <style:style style:name="T48" style:family="text">
      <style:text-properties officeooo:rsid="002b93f6"/>
    </style:style>
    <style:style style:name="T49" style:family="text">
      <style:text-properties officeooo:rsid="003039ef"/>
    </style:style>
    <style:style style:name="Sect1" style:family="section">
      <style:section-properties text:dont-balance-text-columns="false" style:writing-mode="lr-tb" style:editable="false">
        <style:columns fo:column-count="3" fo:column-gap="0.377cm">
          <style:column style:rel-width="21845*" fo:start-indent="0cm" fo:end-indent="0.189cm"/>
          <style:column style:rel-width="21845*" fo:start-indent="0.189cm" fo:end-indent="0.189cm"/>
          <style:column style:rel-width="21845*" fo:start-indent="0.189cm" fo:end-indent="0cm"/>
        </style:columns>
      </style:section-properties>
    </style:style>
    <style:style style:name="Sect2" style:family="section">
      <style:section-properties style:writing-mode="lr-tb" fo:margin-left="0.025cm" fo:margin-right="0.025cm"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6">
      <text:list-level-style-number text:level="1" text:style-name="Numbering_20_Symbols" style:num-prefix="TABELA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TABELA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8c7ac79b-7fff-fba4-cae0-59a4568e9a1e"/><text:span text:style-name="T28">Análise e implementação de algoritmos de aprendizado sobre a base de dados Mushroom Database.</text:span><text:span text:style-name="T6"> </text:span></text:p>
      <text:p text:style-name="P3"/>
      <text:section text:style-name="Sect1" text:name="Seção1">
        <text:p text:style-name="P4"><text:span text:style-name="T7">Claudio Carvalho de Oliveira <text:line-break/></text:span><text:span text:style-name="T8">Centro de Informática</text:span><text:span text:style-name="T7"><text:line-break/>Universidade Federal de Pernambuco</text:span><text:span text:style-name="T8"><text:line-break/>Recife, Brasil</text:span><text:span text:style-name="T7"><text:line-break/>cco2@cin.ufpe.br</text:span></text:p>
        <text:p text:style-name="P14"/>
        <text:p text:style-name="P4"><text:span text:style-name="T7">Guilherme Gouveia Figueiredo Lima<text:line-break/></text:span><text:span text:style-name="T8">Centro de Informática</text:span><text:span text:style-name="T7"><text:line-break/>Universidade Federal de Pernambuco</text:span><text:span text:style-name="T8"><text:line-break/>Recife, Brasil</text:span><text:span text:style-name="T7"><text:line-break/>ggfl@cin.ufpe.br</text:span></text:p>
        <text:p text:style-name="P14"/>
        <text:p text:style-name="P4"><text:span text:style-name="T7">Marina Oliveira Barros<text:line-break/></text:span><text:span text:style-name="T8">Centro de Informática</text:span><text:span text:style-name="T7"><text:line-break/>Universidade Federal de Pernambuco</text:span><text:span text:style-name="T8"><text:line-break/>Recife, Brasil</text:span><text:span text:style-name="T7"><text:line-break/>mob@cin.ufpe.br</text:span></text:p>
        <text:p text:style-name="P14"/>
      </text:section>
      <text:section text:style-name="Sect1" text:name="Seção4">
        <text:p text:style-name="Author"/>
      </text:section>
      <text:section text:style-name="Sect2" text:name="Seção5">
        <text:p text:style-name="Abstract"><text:span text:style-name="T1">Abstract</text:span>—<text:span text:style-name="T5">Visando colocar em prática os conhecimentos adquiridos durante as aulas de Sistemas Inteligentes, ministradas pelo professor Cleber Zanchettin, aplicamos sobre a base de dados Mushroom Database (disponível no UCI Machine Learning Repository) quatro algoritmos de aprendizado supervisionado e três não-supervisionado. Posteriormente, implementamos nossa própria versão do classificador mais bem avaliado em cada categoria, realizando ainda uma análise sobre os resultados.</text:span></text:p>
        <text:p text:style-name="Keywords">Keywords—classficador, aprendizagem de máquina, aprendizagem supervisionada, aprendizagem não-supervisionada, projeto de disciplina</text:p>
        <text:h text:style-name="Heading_20_1" text:outline-level="1">Introdução</text:h>
        <text:p text:style-name="Text_20_body">Nosso projeto consiste basicamente em três etapas básicas, divididas entre a escolha de uma base de dados, o teste destas utilizando diversos algoritmos de aprendizagem e, por fim, a implementação de alguns deles.</text:p>
        <text:p text:style-name="Text_20_body">Para a obtenção de uma base de dados, escolhemos dentre as disponíveis no UCI Machine Learning Repository, tendo como parâmetros para escolha um mínimo de 1000 instâncias e 6 atributos. Desse modo, acabamos por optar pela Mushroom Database, um <text:span text:style-name="T1">Data Set</text:span><text:span text:style-name="T9"> contendo informações sobre cogumelos de vinte e três espécies dentre as famílias Agaricus e Lepiota, divididas em vinte e dois atributos e uma classificação entre comestível ou venenoso. Os dados originais para a formação dessa base vêm de [1].</text:span></text:p>
        <text:p text:style-name="P2">Quanto à aplicação dos algoritmos de aprendizado, optamos pelo uso do WEKA, um software neozelandês que agrega uma vasta coleção de ferramentas para aprendizado de máquina e mineração dados, contando ainda com uma interface intuitiva para nossas análises.</text:p>
        <text:p text:style-name="P2">Foram aplicados os seguintes algoritmos de aprendizagem supervisionada: Árvores de Decisão, K-Nearest Neighbor (KNN), Suppor Vector Machine (SVM) e Rede Neural (usando back-propagation). Já para os algoritmos de aprendizagem não-supervisionada, utilizamos: K-Means, Mistura de Gaussianas e Expectation-Maximization.</text:p>
        <text:p text:style-name="P2">Por fim, além de realizar uma breve análise sobre os resultados obtidos, implementamos o classificador mais bem-sucedido tanto na categoria dos supervisionados quanto na dos não-supervisionados.</text:p>
        <text:h text:style-name="P18" text:outline-level="1">Nossa Base de Dados</text:h>
        <text:p text:style-name="Text_20_body"><text:span text:style-name="T9">A base de dados escolhida (Mushroom Database) contém exemplares de cogumelos de vinte e três espécies diferentes dentre as famílias Agaricus e Lepiota, classificando-os como comestíveis, venenosos ou de comestibilidade desconhecida. Essa última classificação foi agregada à categoria de venenosos pelo autor do </text:span><text:span text:style-name="T1">Data Set</text:span><text:span text:style-name="T9"> para garantir uma maior segurança em seu uso.</text:span></text:p>
        <text:p text:style-name="Text_20_body"><text:span text:style-name="T9">Os atributos disponibilizados para que possamos realizar nossa classificação, todos nominais, são: </text:span><text:span text:style-name="T1">Cap Shape</text:span><text:span text:style-name="T9">,</text:span><text:span text:style-name="T1"> Cap Surface</text:span><text:span text:style-name="T9">, </text:span><text:span text:style-name="T1">Cap Color</text:span><text:span text:style-name="T9">, </text:span><text:span text:style-name="T1">Bruises</text:span><text:span text:style-name="T9">, </text:span><text:span text:style-name="T1">Odor</text:span><text:span text:style-name="T9">, </text:span><text:span text:style-name="T1">Gill Attachment</text:span><text:span text:style-name="T9">, </text:span><text:span text:style-name="T1">Gill Spacing</text:span><text:span text:style-name="T9">, </text:span><text:span text:style-name="T1">Gill Size</text:span><text:span text:style-name="T9">, </text:span><text:span text:style-name="T1">Gill Color</text:span><text:span text:style-name="T9">, </text:span><text:span text:style-name="T1">Stalk Shape</text:span><text:span text:style-name="T9">, </text:span><text:span text:style-name="T1">Stalk Root</text:span><text:span text:style-name="T9">, </text:span><text:span text:style-name="T1">Stalk Surface Above Ring</text:span><text:span text:style-name="T9">, </text:span><text:span text:style-name="T1">Stalk Surface Below Ring</text:span><text:span text:style-name="T9">, </text:span><text:span text:style-name="T1">Stalk Color Above Ring</text:span><text:span text:style-name="T9">, </text:span><text:span text:style-name="T1">Stalk Color Below Ring</text:span><text:span text:style-name="T9">, </text:span><text:span text:style-name="T1">Veil Type</text:span><text:span text:style-name="T9">, </text:span><text:span text:style-name="T1">Veil Color</text:span><text:span text:style-name="T9">, </text:span><text:span text:style-name="T1">Ring Number</text:span><text:span text:style-name="T9">, </text:span><text:span text:style-name="T1">Ring Type</text:span><text:span text:style-name="T9">, </text:span><text:span text:style-name="T1">Spore Print Color</text:span><text:span text:style-name="T9">, </text:span><text:span text:style-name="T1">Population</text:span><text:span text:style-name="T9"> e </text:span><text:span text:style-name="T1">Habitat.</text:span></text:p>
        <text:p text:style-name="P2">Quanto à proporção de exemplos de cada classificação em nossa base de dados, temos 3916 instâncias de venenosos (48,2%) e 4208 instâncias de comestíveis (51,8%). Fica claro então que o conjunto é bem balanceado quanto às classes, facilitando assim nosso trabalho em análises posteriores.</text:p>
        <text:h text:style-name="P19" text:outline-level="1">Pré-Processamento</text:h>
        <text:p text:style-name="P50"><text:span text:style-name="T29">Como o autor de nossa base de dados já a disponibilizou bem balanceada e organizada, o trabalho de pré-processamento necessário resumiu-se apenas à conversão dos arquivos originais para o formato suportado por nossa plataforma de análise.</text:span></text:p>
        <text:p text:style-name="P51"><text:soft-page-break/>Os dados originais encontravam-se em um formato de texto simples, com uma instância em cada linha e seus atributos ordenados e separados por vírgula. Um arquivo de apoio também foi utilizado para nos indicar à que remetia cada atributo na ordem apresentada, além do significado de cada um de seus valores <text:span text:style-name="T30">nominais</text:span>, representados apenas por um caracter para diminuir o tamanho do arquivo original.</text:p>
        <text:p text:style-name="P51">Nosso primeiro passo então foi a conversão do arquivo de texto para um formato <text:span text:style-name="T30">CSV. Essa etapa não demandou muito esforço pois, pela própria estrutura do arquivo original, bastou a adição de uma linha com os nomes das colunas para que ele apresentasse-se agora no formato desejado. Por fim, utilizando a ferramenta ARRF Viewer, disponibilizado também pelo WEKA, convertemos do formato CSV para o ARFF, tendo então nosso conjunto de dados no formato ideal suportado pelas ferramentas de análise que seriam utilizadas.</text:span></text:p>
        <text:p text:style-name="P52">Pensando em facilitar o entendimento quanto aos valores dos atributos nominais, tentamos utilizar esta mesma ferramenta para substituir os caracteres por seus devidos valores utilizando a função <text:span text:style-name="T1">Replace Values With</text:span> disponível para cada coluna de atributos. Esta função, porém, mostrou comportamento inesperado e não nos forneceu os devidos resultados, nos levando a crer que a mesma não encontra-se em funcionamento estável. Dessa maneira, optamos por não realizar essa substituição de valores, visto que, com o auxílio do arquivo de nomes, isso não deveria afetar nosso entendimento quanto às análises.</text:p>
        <text:h text:style-name="P20" text:outline-level="1">Utilizando os Algoritmos</text:h>
        <text:h text:style-name="Heading_20_2" text:outline-level="2">Métricas para Análise</text:h>
        <text:p text:style-name="P53">Para realizar a avaliação e comparação entre os algoritmos utilizados, assim como a subsequente escolha do melhor em cada tipo, optamos por analisar a taxa de acerto obtida, assim como a taxa de erro. Como critério de desempate, foi escolhido o tempo de execução.</text:p>
        <text:p text:style-name="P54">Visando uma comparação sob as mesmas condições, testamos todos os algoritmos supervisionados utilizando <text:span text:style-name="T1">Cross-Validation 10-Fold</text:span> e os não-supervisionados utilizando a técnica de avaliação com relação ao rótulo de saída.</text:p>
        <text:h text:style-name="Heading_20_2" text:outline-level="2">Algoritmos Supervisionados</text:h>
        <text:h text:style-name="Heading_20_3" text:outline-level="3">Árvores de Decisão</text:h>
        <text:p text:style-name="P58"><text:span text:style-name="T10"><text:tab/>Na aplicação desse algoritmo, utilizamos a árvore J48 disponibilizada também pelo WEKA. Considerando a grande variedade de atributos nominais encontrados em nosso conjunto de dados, já era esperado que esse caminho nos apresentasse bons resultados. Ainda assim, fomos surpreendidos pela acurá</text:span><text:span text:style-name="T11">cia encontrada.</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2">Correctly Classified Rows</text:p>
              </table:table-cell>
              <table:table-cell table:style-name="Table1.A1" office:value-type="string">
                <text:p text:style-name="P34">8124</text:p>
              </table:table-cell>
              <table:table-cell table:style-name="Table1.C1" office:value-type="string">
                <text:p text:style-name="P34">100%</text:p>
              </table:table-cell>
            </table:table-row>
          </table:table-header-rows>
          <table:table-row>
            <table:table-cell table:style-name="Table1.A2" office:value-type="string">
              <text:p text:style-name="P22">Incorrectly Classified Rows</text:p>
            </table:table-cell>
            <table:table-cell table:style-name="Table1.A2" office:value-type="string">
              <text:p text:style-name="P34">0</text:p>
            </table:table-cell>
            <table:table-cell table:style-name="Table1.C2" office:value-type="string">
              <text:p text:style-name="P34">0%</text:p>
            </table:table-cell>
          </table:table-row>
          <table:table-row>
            <table:table-cell table:style-name="Table1.A2" office:value-type="string">
              <text:p text:style-name="P22">Time Taken to Build Model</text:p>
            </table:table-cell>
            <table:table-cell table:style-name="Table1.C2" table:number-columns-spanned="2" office:value-type="string">
              <text:p text:style-name="P34">0.0<text:span text:style-name="T45">2</text:span> <text:span text:style-name="T1">Seconds</text:span></text:p>
            </table:table-cell>
            <table:covered-table-cell/>
          </table:table-row>
        </table:table>
        <text:list xml:id="list402671403" text:style-name="WW8Num20">
          <text:list-item>
            <text:p text:style-name="P43"><text:span text:style-name="T22">Resultados da análise sobre a Árvore de Decisão J48.</text:span></text:p>
          </text:list-item>
        </text:list>
        <text:p text:style-name="P59"><text:span text:style-name="T22"><text:tab/></text:span><text:span text:style-name="T31">Podemos </text:span><text:span text:style-name="T32">observar que o algoritmo basicamente conseguiu realizar uma classificação perfeita das instâncias presentes em nossa base de dados, além de fazê-la em</text:span><text:span text:style-name="T33"> tempo significativamente baixo.</text:span></text:p>
        <text:h text:style-name="P6" text:outline-level="3">K-Nearest Neighbor (KNN)</text:h>
        <text:p text:style-name="P73"><text:span text:style-name="T10"><text:tab/></text:span><text:span text:style-name="T12">Utilizando o </text:span><text:span text:style-name="T13">IBk</text:span><text:span text:style-name="T12">, disponível por meio do WEKA, aplicamos o algoritmo </text:span><text:span text:style-name="T13">KNN e obtivemos resultados igualmente impressionantes aos em comparação ao algoritmo anterior.</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3">Correctly Classified Rows</text:p>
              </table:table-cell>
              <table:table-cell table:style-name="Table2.A1" office:value-type="string">
                <text:p text:style-name="P35">8124</text:p>
              </table:table-cell>
              <table:table-cell table:style-name="Table2.C1" office:value-type="string">
                <text:p text:style-name="P35">100%</text:p>
              </table:table-cell>
            </table:table-row>
          </table:table-header-rows>
          <table:table-row>
            <table:table-cell table:style-name="Table2.A2" office:value-type="string">
              <text:p text:style-name="P23">Incorrectly Classified Rows</text:p>
            </table:table-cell>
            <table:table-cell table:style-name="Table2.A2" office:value-type="string">
              <text:p text:style-name="P35">0</text:p>
            </table:table-cell>
            <table:table-cell table:style-name="Table2.C2" office:value-type="string">
              <text:p text:style-name="P35">0%</text:p>
            </table:table-cell>
          </table:table-row>
          <table:table-row>
            <table:table-cell table:style-name="Table2.A2" office:value-type="string">
              <text:p text:style-name="P23">Time Taken to Build Model</text:p>
            </table:table-cell>
            <table:table-cell table:style-name="Table2.C2" table:number-columns-spanned="2" office:value-type="string">
              <text:p text:style-name="P35">0 <text:span text:style-name="T1">Seconds</text:span></text:p>
            </table:table-cell>
            <table:covered-table-cell/>
          </table:table-row>
        </table:table>
        <text:list xml:id="list41351192004552" text:continue-numbering="true" text:style-name="WW8Num20">
          <text:list-item>
            <text:p text:style-name="P44"><text:span text:style-name="T23">Resultados da análise sobre o algoritmo KNN (I</text:span><text:span text:style-name="T24">B</text:span><text:span text:style-name="T23">k).</text:span></text:p>
          </text:list-item>
        </text:list>
        <text:p text:style-name="P72"><text:span text:style-name="T9"><text:tab/>Assim como as Árvores de Decisão, o algoritmo KNN também conseguiu </text:span><text:span text:style-name="T14">acertar com precisão ótima todas as instâncias de nosso </text:span><text:span text:style-name="T2">Data Set</text:span><text:span text:style-name="T14">. Apesar de seu tempo para construir o modelo ter sido menor que o do algoritmo anterior (mesmo que infimamente), o melhor desempenho ainda pertence às Árvores de Decisão por apresentarem um tempo de classificação menor, sendo praticamente instantâneo enquanto o KNN, por mais que seja muito rápido, ainda apresenta um ligeiro </text:span><text:span text:style-name="T2">delay</text:span><text:span text:style-name="T14"> visível ao olho humano.</text:span></text:p>
        <text:h text:style-name="P9" text:outline-level="3">Support Vector Machine (SVM)</text:h>
        <text:p text:style-name="P60"><text:span text:style-name="T12"><text:tab/></text:span><text:span text:style-name="T14">O próximo algoritmo a testarmos foi o SMO, aplicação do WEKA para o SVM. Os resultados, como já começamos a esperar dos algoritmos de aprendizado supervisionado a esse ponto, não decepcionaram nem um pouco.</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4">Correctly Classified Rows</text:p>
              </table:table-cell>
              <table:table-cell table:style-name="Table3.A1" office:value-type="string">
                <text:p text:style-name="P36">8124</text:p>
              </table:table-cell>
              <table:table-cell table:style-name="Table3.C1" office:value-type="string">
                <text:p text:style-name="P36">100%</text:p>
              </table:table-cell>
            </table:table-row>
          </table:table-header-rows>
          <table:table-row>
            <table:table-cell table:style-name="Table3.A2" office:value-type="string">
              <text:p text:style-name="P24">Incorrectly Classified Rows</text:p>
            </table:table-cell>
            <table:table-cell table:style-name="Table3.A2" office:value-type="string">
              <text:p text:style-name="P36">0</text:p>
            </table:table-cell>
            <table:table-cell table:style-name="Table3.C2" office:value-type="string">
              <text:p text:style-name="P36">0%</text:p>
            </table:table-cell>
          </table:table-row>
          <table:table-row>
            <table:table-cell table:style-name="Table3.A2" office:value-type="string">
              <text:p text:style-name="P24">Time Taken to Build Model</text:p>
            </table:table-cell>
            <table:table-cell table:style-name="Table3.C2" table:number-columns-spanned="2" office:value-type="string">
              <text:p text:style-name="P36"><text:span text:style-name="T46">1.56</text:span> <text:span text:style-name="T1">Seconds</text:span></text:p>
            </table:table-cell>
            <table:covered-table-cell/>
          </table:table-row>
        </table:table>
        <text:list xml:id="list41350591657778" text:continue-numbering="true" text:style-name="WW8Num20">
          <text:list-item>
            <text:p text:style-name="P45"><text:span text:style-name="T23">Resultados da análise sobre o algoritmo </text:span><text:span text:style-name="T24">SVM</text:span><text:span text:style-name="T23"> (</text:span><text:span text:style-name="T24">SMO</text:span><text:span text:style-name="T23">).</text:span></text:p>
          </text:list-item>
        </text:list>
        <text:p text:style-name="P64"><text:span text:style-name="T14"><text:tab/>A</text:span><text:span text:style-name="T15">pesar da mesma taxa de acerto perfeita igual aos algoritmos anteriores, o SVM apresentou um tempo significativamente maior tanto para construir o modelo quanto para realizar a classificação, demorando alguns segundos para esta segunda tarefa.</text:span></text:p>
        <text:h text:style-name="P10" text:outline-level="3">Rede Neural Usando Backpropagation (Multilayer Perceptron)</text:h>
        <text:p text:style-name="P74"><text:span text:style-name="T12"><text:tab/></text:span><text:span text:style-name="T16">Para finalizar nossos testes sobre os algoritmos de aprendizagem supervisionada, utilizamos uma rede neural com uso de backpropagation, por meio do Multilayer Perceptron disponibilizado também no WEKA. A primeira observação que notamos nessa execução é que, diferentemente dos algoritmos que utilizamos até então, este apresentou um tempo muito maior tampo para construir o modelo e, principalmente, para realizar a classificação.</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5">Correctly Classified Rows</text:p>
              </table:table-cell>
              <table:table-cell table:style-name="Table4.A1" office:value-type="string">
                <text:p text:style-name="P37">8124</text:p>
              </table:table-cell>
              <table:table-cell table:style-name="Table4.C1" office:value-type="string">
                <text:p text:style-name="P37">100%</text:p>
              </table:table-cell>
            </table:table-row>
          </table:table-header-rows>
          <table:table-row>
            <table:table-cell table:style-name="Table4.A2" office:value-type="string">
              <text:p text:style-name="P25">Incorrectly Classified Rows</text:p>
            </table:table-cell>
            <table:table-cell table:style-name="Table4.A2" office:value-type="string">
              <text:p text:style-name="P37">0</text:p>
            </table:table-cell>
            <table:table-cell table:style-name="Table4.C2" office:value-type="string">
              <text:p text:style-name="P37">0%</text:p>
            </table:table-cell>
          </table:table-row>
          <table:table-row>
            <table:table-cell table:style-name="Table4.A2" office:value-type="string">
              <text:p text:style-name="P25">Time Taken to Build Model</text:p>
            </table:table-cell>
            <table:table-cell table:style-name="Table4.C2" table:number-columns-spanned="2" office:value-type="string">
              <text:p text:style-name="P37"><text:span text:style-name="T3">638.17 </text:span><text:span text:style-name="T1">Seconds</text:span></text:p>
            </table:table-cell>
            <table:covered-table-cell/>
          </table:table-row>
        </table:table>
        <text:list xml:id="list41351278436462" text:continue-numbering="true" text:style-name="WW8Num20">
          <text:list-item>
            <text:p text:style-name="P46"><text:span text:style-name="T23">Resultados da análise sobre o algoritmo </text:span><text:span text:style-name="T25">de Rede Neural usando backpropagation (Multilayer Perceptron)</text:span><text:span text:style-name="T23">.</text:span></text:p>
          </text:list-item>
        </text:list>
        <text:p text:style-name="P65"><text:soft-page-break/><text:span text:style-name="T14"><text:tab/></text:span><text:span text:style-name="T16">Novamente, o resultado de classificação perfeita das instâncias de nosso </text:span><text:span text:style-name="T3">Data Set</text:span><text:span text:style-name="T16"> foi obtido. Dessa vez, porém, o tempo necessário para executar a construção do modelo esteve na casa dos minutos (comparado com as frações de segundo dos algoritmos passados). Ainda assim, o maior problema esteve na fase de classificação das instâncias, que chegou a demorar horas para finalizar, mesmo sendo executada em um computador com poder de processamento relativamente alto. Com isso, podemos ter muita certeza ao afirmar que esse definitivamente não é o modelo ideal a ser aplicado para nossa base de dados.</text:span></text:p>
        <text:h text:style-name="P11" text:outline-level="3">Resultados</text:h>
        <text:p text:style-name="P66"><text:span text:style-name="T10"><text:tab/></text:span><text:span text:style-name="T17">Sabendo então que todos os algoritmos apresentados conseguiram obter o mesmo resultado ótimos sobre nossos critérios de avaliação, foi necessário recorrer ao critério de desempate e selecionar o melhor baseado no tempo de execução de cada um deles.</text:span></text:p>
        <text:p text:style-name="P66"><text:span text:style-name="T17"><text:tab/>É </text:span><text:span text:style-name="T18">importante ressaltar antes de tudo, claro, que com resultados como esses era natural que houvesse uma desconfiança da equipe quanto à possibilidade de overfitting em nossas análises. Pesquisando um pouco, porém, nos arquivos auxiliares do </text:span><text:span text:style-name="T4">Data Set</text:span><text:span text:style-name="T18">, podemos ver que o próprio autor do conjunto deixa clara a presença de alguns atributos que, por si só, já são capazes de classificar bem mais de 90% dos casos. Considerando que existem múltiplos atributos com tais características, não é </text:span><text:span text:style-name="T19">improvável que possa se obter uma precisão de 100% ao aplicar as técnicas de aprendizagem. Tendo essa questão resolvida, voltemos à seleção do melhor algoritmo.</text:span></text:p>
        <text:p text:style-name="P66"><text:span text:style-name="T17"><text:tab/>A primeira a ser eliminada nesse processo sem dúvidas foi a Rede Neural, que apresentou uma quantia de tempo muito significativamente maior que os outros candidatos para acabar gerando o mesmo resultado, mesmo que ótimo.</text:span></text:p>
        <text:p text:style-name="P66"><text:span text:style-name="T17"><text:tab/>O próximo a ser excluído da lista de possibilidades foi o SVM que, apesar de também ser bastante rápido e ter uso viável, ainda apresentou um tempo maior que seus outros dois concorrentes.</text:span></text:p>
        <text:p text:style-name="P66"><text:span text:style-name="T17"><text:tab/>Dessa maneira, acabamos ficando com dois candidatos de execução praticamente instantânea, com um vencendo no tempo para construção do modelo e o outro no tempo de classificação sobre o modelo construído. Após executar diversas vezes ambos algoritmos prestando medindo seus tempos de execução, chegamos à conclusão que as Árvores de Decisão conseguem ser ligeiramente mais rápidas que o KNN, sendo às vezes tão velozes que impossibilitavam uma medida manual realizada pelos membros da equipe.</text:span></text:p>
        <text:p text:style-name="P66"><text:span text:style-name="T17"><text:tab/>Concluímos então que o classificador mais bem-avaliado nessa categoria para nosso conjunto de dados é o algoritmo de Árvores de Decisão.</text:span></text:p>
        <text:h text:style-name="P17" text:outline-level="2">Algoritmos <text:span text:style-name="T47">Não-</text:span>Supervisionados</text:h>
        <text:h text:style-name="P7" text:outline-level="3">K-Means (SimpleKMeans)</text:h>
        <text:p text:style-name="P61"><text:span text:style-name="T10"><text:tab/></text:span><text:span text:style-name="T18">Nossa primeira análise de um algoritmo de aprendizado não-supervisionado foi feita aplicando o K-Means, representado pelo SimpleKMeans presente no WEKA.</text:span><text:span text:style-name="T20"> O resultado de nossa execução pode ser representado pela Fig. 5</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8">0</text:p>
              </table:table-cell>
              <table:table-cell table:style-name="Table5.A1" office:value-type="string">
                <text:p text:style-name="P28">1</text:p>
              </table:table-cell>
              <table:table-cell table:style-name="Table5.C1" table:number-columns-spanned="2" office:value-type="string">
                <text:p text:style-name="P28">Assigned to Cluster</text:p>
              </table:table-cell>
              <table:covered-table-cell/>
            </table:table-row>
          </table:table-header-rows>
          <table:table-row>
            <table:table-cell table:style-name="Table5.A2" office:value-type="string">
              <text:p text:style-name="P34">2093</text:p>
            </table:table-cell>
            <table:table-cell table:style-name="Table5.A2" office:value-type="string">
              <text:p text:style-name="P40">1823</text:p>
            </table:table-cell>
            <table:table-cell table:style-name="Table5.C2" table:number-columns-spanned="2" office:value-type="string">
              <text:p text:style-name="P40">p</text:p>
            </table:table-cell>
            <table:covered-table-cell/>
          </table:table-row>
          <table:table-row>
            <table:table-cell table:style-name="Table5.A2" office:value-type="string">
              <text:p text:style-name="P40">1234</text:p>
            </table:table-cell>
            <table:table-cell table:style-name="Table5.A2" office:value-type="string">
              <text:p text:style-name="P40">2974</text:p>
            </table:table-cell>
            <table:table-cell table:style-name="Table5.C2" table:number-columns-spanned="2" office:value-type="string">
              <text:p text:style-name="P40">e</text:p>
            </table:table-cell>
            <table:covered-table-cell/>
          </table:table-row>
          <table:table-row>
            <table:table-cell table:style-name="Table5.A4" table:number-columns-spanned="4" office:value-type="string">
              <text:p text:style-name="P30">Cluster 0 ← p</text:p>
            </table:table-cell>
            <table:covered-table-cell/>
            <table:covered-table-cell/>
            <table:covered-table-cell/>
          </table:table-row>
          <table:table-row>
            <table:table-cell table:style-name="Table5.A4" table:number-columns-spanned="4" office:value-type="string">
              <text:p text:style-name="P30">Cluster 1 ← e</text:p>
            </table:table-cell>
            <table:covered-table-cell/>
            <table:covered-table-cell/>
            <table:covered-table-cell/>
          </table:table-row>
          <table:table-row>
            <table:table-cell table:style-name="Table5.A6" table:number-columns-spanned="4" office:value-type="string">
              <text:p text:style-name="P32"/>
            </table:table-cell>
            <table:covered-table-cell/>
            <table:covered-table-cell/>
            <table:covered-table-cell/>
          </table:table-row>
          <table:table-row>
            <table:table-cell table:style-name="Table5.A2" table:number-columns-spanned="2" office:value-type="string">
              <text:p text:style-name="P26">Incorrectly Clustered Instances</text:p>
            </table:table-cell>
            <table:covered-table-cell/>
            <table:table-cell table:style-name="Table5.A2" office:value-type="string">
              <text:p text:style-name="P38"><text:span text:style-name="T1">3057</text:span></text:p>
            </table:table-cell>
            <table:table-cell table:style-name="Table5.C2" office:value-type="string">
              <text:p text:style-name="P38">37.62<text:span text:style-name="T48">92</text:span>%</text:p>
            </table:table-cell>
          </table:table-row>
          <table:table-row>
            <table:table-cell table:style-name="Table5.A2" table:number-columns-spanned="3" office:value-type="string">
              <text:p text:style-name="P28">Time Taken to Build Model (Full Training Data)</text:p>
            </table:table-cell>
            <table:covered-table-cell/>
            <table:covered-table-cell/>
            <table:table-cell table:style-name="Table5.C2" office:value-type="string">
              <text:p text:style-name="P40">0.07 seconds</text:p>
            </table:table-cell>
          </table:table-row>
        </table:table>
        <text:list xml:id="list41352119704503" text:continue-numbering="true" text:style-name="WW8Num20">
          <text:list-item>
            <text:p text:style-name="P47"><text:span text:style-name="T22">Resultados da análise sobre </text:span><text:span text:style-name="T26">K-Means usando SimpleKMeans.</text:span></text:p>
          </text:list-item>
        </text:list>
        <text:p text:style-name="P69"><text:span text:style-name="T26"><text:tab/></text:span><text:span text:style-name="T35">Como esperado vindo de um algoritmo não-supervisionado, obtivemos aqui um resultado consideravelmente menor que nos nossos testes supervisionados. Ainda assim, é considerado um resultado bastante positivo, dividindo bem nossas instâncias entre os dois clusters gerados.</text:span></text:p>
        <text:h text:style-name="P8" text:outline-level="3">Expectation Maximization (EM)</text:h>
        <text:p text:style-name="P62"><text:span text:style-name="T38"><text:tab/></text:span><text:span text:style-name="T39">Continuando nossas análises, partimos então para o algoritmo de Expectation Maximization, representado como EM na plataforma WEKA. Foram selecionados então treza clusters por cross-validation e, após a realização de vinte e cinco iterações, obtivemos alguns resultado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33">Cluster #</text:p>
              </table:table-cell>
              <table:table-cell table:style-name="Table6.A1" office:value-type="string">
                <text:p text:style-name="P33">Clustered Instances</text:p>
              </table:table-cell>
              <table:table-cell table:style-name="Table6.A1" table:number-columns-spanned="2" office:value-type="string">
                <text:p text:style-name="P33">Clustered Instances %</text:p>
              </table:table-cell>
              <table:covered-table-cell/>
              <table:table-cell table:style-name="Table6.E1" office:value-type="string">
                <text:p text:style-name="P33">Classification</text:p>
              </table:table-cell>
            </table:table-row>
          </table:table-header-rows>
          <table:table-row>
            <table:table-cell table:style-name="Table6.A2" office:value-type="string">
              <text:p text:style-name="P30">Cluster 0</text:p>
            </table:table-cell>
            <table:table-cell table:style-name="Table6.A2" office:value-type="string">
              <text:p text:style-name="P42">576</text:p>
            </table:table-cell>
            <table:table-cell table:style-name="Table6.A2" table:number-columns-spanned="2" office:value-type="string">
              <text:p text:style-name="P42">7%</text:p>
            </table:table-cell>
            <table:covered-table-cell/>
            <table:table-cell table:style-name="Table6.E2" office:value-type="string">
              <text:p text:style-name="P42">No Class</text:p>
            </table:table-cell>
          </table:table-row>
          <table:table-row>
            <table:table-cell table:style-name="Table6.A2" office:value-type="string">
              <text:p text:style-name="P31">Cluster 1</text:p>
            </table:table-cell>
            <table:table-cell table:style-name="Table6.A2" office:value-type="string">
              <text:p text:style-name="P42">1728</text:p>
            </table:table-cell>
            <table:table-cell table:style-name="Table6.A2" table:number-columns-spanned="2" office:value-type="string">
              <text:p text:style-name="P42">21%</text:p>
            </table:table-cell>
            <table:covered-table-cell/>
            <table:table-cell table:style-name="Table6.E2" office:value-type="string">
              <text:p text:style-name="P42">e</text:p>
            </table:table-cell>
          </table:table-row>
          <table:table-row>
            <table:table-cell table:style-name="Table6.A2" office:value-type="string">
              <text:p text:style-name="P31">Cluster 2</text:p>
            </table:table-cell>
            <table:table-cell table:style-name="Table6.A2" office:value-type="string">
              <text:p text:style-name="P42">1728</text:p>
            </table:table-cell>
            <table:table-cell table:style-name="Table6.A2" table:number-columns-spanned="2" office:value-type="string">
              <text:p text:style-name="P42">21%</text:p>
            </table:table-cell>
            <table:covered-table-cell/>
            <table:table-cell table:style-name="Table6.E2" office:value-type="string">
              <text:p text:style-name="P42">P</text:p>
            </table:table-cell>
          </table:table-row>
          <table:table-row>
            <table:table-cell table:style-name="Table6.A2" office:value-type="string">
              <text:p text:style-name="P31">Cluster 3</text:p>
            </table:table-cell>
            <table:table-cell table:style-name="Table6.A2" office:value-type="string">
              <text:p text:style-name="P42">88</text:p>
            </table:table-cell>
            <table:table-cell table:style-name="Table6.A2" table:number-columns-spanned="2" office:value-type="string">
              <text:p text:style-name="P42">1%</text:p>
            </table:table-cell>
            <table:covered-table-cell/>
            <table:table-cell table:style-name="Table6.E2" office:value-type="string">
              <text:p text:style-name="P42">No Class</text:p>
            </table:table-cell>
          </table:table-row>
          <table:table-row>
            <table:table-cell table:style-name="Table6.A2" office:value-type="string">
              <text:p text:style-name="P31">Cluster 4</text:p>
            </table:table-cell>
            <table:table-cell table:style-name="Table6.A2" office:value-type="string">
              <text:p text:style-name="P42">1296</text:p>
            </table:table-cell>
            <table:table-cell table:style-name="Table6.A2" table:number-columns-spanned="2" office:value-type="string">
              <text:p text:style-name="P42">16%</text:p>
            </table:table-cell>
            <table:covered-table-cell/>
            <table:table-cell table:style-name="Table6.E2" office:value-type="string">
              <text:p text:style-name="P42">No Class</text:p>
            </table:table-cell>
          </table:table-row>
          <table:table-row>
            <table:table-cell table:style-name="Table6.A2" office:value-type="string">
              <text:p text:style-name="P31">Cluster 5</text:p>
            </table:table-cell>
            <table:table-cell table:style-name="Table6.A2" office:value-type="string">
              <text:p text:style-name="P42">960</text:p>
            </table:table-cell>
            <table:table-cell table:style-name="Table6.A2" table:number-columns-spanned="2" office:value-type="string">
              <text:p text:style-name="P42">12%</text:p>
            </table:table-cell>
            <table:covered-table-cell/>
            <table:table-cell table:style-name="Table6.E2" office:value-type="string">
              <text:p text:style-name="P42">No Class</text:p>
            </table:table-cell>
          </table:table-row>
          <table:table-row>
            <table:table-cell table:style-name="Table6.A2" office:value-type="string">
              <text:p text:style-name="P31">Cluster 6</text:p>
            </table:table-cell>
            <table:table-cell table:style-name="Table6.A2" office:value-type="string">
              <text:p text:style-name="P42">144</text:p>
            </table:table-cell>
            <table:table-cell table:style-name="Table6.A2" table:number-columns-spanned="2" office:value-type="string">
              <text:p text:style-name="P42">2%</text:p>
            </table:table-cell>
            <table:covered-table-cell/>
            <table:table-cell table:style-name="Table6.E2" office:value-type="string">
              <text:p text:style-name="P42">No Class</text:p>
            </table:table-cell>
          </table:table-row>
          <table:table-row>
            <table:table-cell table:style-name="Table6.A2" office:value-type="string">
              <text:p text:style-name="P31">Cluster 7</text:p>
            </table:table-cell>
            <table:table-cell table:style-name="Table6.A2" office:value-type="string">
              <text:p text:style-name="P42">36</text:p>
            </table:table-cell>
            <table:table-cell table:style-name="Table6.A2" table:number-columns-spanned="2" office:value-type="string">
              <text:p text:style-name="P42">0%</text:p>
            </table:table-cell>
            <table:covered-table-cell/>
            <table:table-cell table:style-name="Table6.E2" office:value-type="string">
              <text:p text:style-name="P42">No Class</text:p>
            </table:table-cell>
          </table:table-row>
          <table:table-row>
            <table:table-cell table:style-name="Table6.A2" office:value-type="string">
              <text:p text:style-name="P31">Cluster 8</text:p>
            </table:table-cell>
            <table:table-cell table:style-name="Table6.A2" office:value-type="string">
              <text:p text:style-name="P42">608</text:p>
            </table:table-cell>
            <table:table-cell table:style-name="Table6.A2" table:number-columns-spanned="2" office:value-type="string">
              <text:p text:style-name="P42">7%</text:p>
            </table:table-cell>
            <table:covered-table-cell/>
            <table:table-cell table:style-name="Table6.E2" office:value-type="string">
              <text:p text:style-name="P42">No Class</text:p>
            </table:table-cell>
          </table:table-row>
          <table:table-row>
            <table:table-cell table:style-name="Table6.A2" office:value-type="string">
              <text:p text:style-name="P31">Cluster 9</text:p>
            </table:table-cell>
            <table:table-cell table:style-name="Table6.A2" office:value-type="string">
              <text:p text:style-name="P42">192</text:p>
            </table:table-cell>
            <table:table-cell table:style-name="Table6.A2" table:number-columns-spanned="2" office:value-type="string">
              <text:p text:style-name="P42">2%</text:p>
            </table:table-cell>
            <table:covered-table-cell/>
            <table:table-cell table:style-name="Table6.E2" office:value-type="string">
              <text:p text:style-name="P42">No Class</text:p>
            </table:table-cell>
          </table:table-row>
          <table:table-row table:style-name="Table6.12">
            <table:table-cell table:style-name="Table6.A2" office:value-type="string">
              <text:p text:style-name="P31">Cluster 12</text:p>
            </table:table-cell>
            <table:table-cell table:style-name="Table6.A2" office:value-type="string">
              <text:p text:style-name="P42">768</text:p>
            </table:table-cell>
            <table:table-cell table:style-name="Table6.A2" table:number-columns-spanned="2" office:value-type="string">
              <text:p text:style-name="P42">9%</text:p>
            </table:table-cell>
            <table:covered-table-cell/>
            <table:table-cell table:style-name="Table6.E2" office:value-type="string">
              <text:p text:style-name="P42">No Class</text:p>
            </table:table-cell>
          </table:table-row>
          <table:table-row table:style-name="Table6.12">
            <table:table-cell table:style-name="Table6.A13" office:value-type="string">
              <text:p text:style-name="P31"/>
            </table:table-cell>
            <table:table-cell table:style-name="Table6.A13" office:value-type="string">
              <text:p text:style-name="P42"/>
            </table:table-cell>
            <table:table-cell table:style-name="Table6.A13" table:number-columns-spanned="2" office:value-type="string">
              <text:p text:style-name="P42"/>
            </table:table-cell>
            <table:covered-table-cell/>
            <table:table-cell table:style-name="Table6.E13" office:value-type="string">
              <text:p text:style-name="P42"/>
            </table:table-cell>
          </table:table-row>
          <table:table-row>
            <table:table-cell table:style-name="Table6.A2" table:number-columns-spanned="3" office:value-type="string">
              <text:p text:style-name="P27">Incorrectly Clustered Instances</text:p>
            </table:table-cell>
            <table:covered-table-cell/>
            <table:covered-table-cell/>
            <table:table-cell table:style-name="Table6.A2" office:value-type="string">
              <text:p text:style-name="P42"><text:span text:style-name="T1">4668</text:span></text:p>
            </table:table-cell>
            <table:table-cell table:style-name="Table6.E2" office:value-type="string">
              <text:p text:style-name="P39"><text:span text:style-name="T48">57</text:span>.<text:span text:style-name="T48">4594</text:span>%</text:p>
            </table:table-cell>
          </table:table-row>
          <table:table-row>
            <table:table-cell table:style-name="Table6.A2" table:number-columns-spanned="4" office:value-type="string">
              <text:p text:style-name="P29">Time Taken to Build Model (Full Training Data)</text:p>
            </table:table-cell>
            <table:covered-table-cell/>
            <table:covered-table-cell/>
            <table:covered-table-cell/>
            <table:table-cell table:style-name="Table6.E2" office:value-type="string">
              <text:p text:style-name="P41"><text:span text:style-name="T48">571.09 </text:span>seconds</text:p>
            </table:table-cell>
          </table:table-row>
        </table:table>
        <text:list xml:id="list41350683507886" text:continue-numbering="true" text:style-name="WW8Num20">
          <text:list-item>
            <text:p text:style-name="P48"><text:span text:style-name="T22">Resultados da análise sobre </text:span><text:span text:style-name="T27">Expectation Maximization usando EM</text:span><text:span text:style-name="T26">.</text:span></text:p>
          </text:list-item>
        </text:list>
        <text:p text:style-name="P70"><text:span text:style-name="T34"><text:tab/></text:span><text:span text:style-name="T36">Esse algoritmo, além de ser bastante lento tanto na parte de construir o modelo quanto, principalmente, na parte da clusterização, resultou em uma quantia muito elevada de instâncias clusterizadas incorretamente. Certamente, dentre nossas opções, não é o mais adequado para nosso tipo de conjunto de dados utilizado.</text:span></text:p>
        <text:h text:style-name="P12" text:outline-level="3"><text:soft-page-break/>Mistura de Gaussianas</text:h>
        <text:p text:style-name="P67"><text:span text:style-name="T38"><text:tab/></text:span><text:span text:style-name="T40">A técnica de Mistura de Gaussianas (ou </text:span><text:span text:style-name="T43">Gaussian Mixture </text:span><text:span text:style-name="T40">em inglês) foi o último algoritmo de aprendizado não-supervisionado que tentamos utilizar para realizar nossa análise. É importante ressaltar justamente o termo ‘tentar’, pois não fomos capazes de realizar realmente uma classificação utilizando-o.</text:span></text:p>
        <text:p text:style-name="P71"><text:span text:style-name="T37"><text:tab/>Inicialmente buscamos alguma implementação desse algoritmo dentre os </text:span><text:span text:style-name="T42">clusterers </text:span><text:span text:style-name="T37">presentes no WEKA, mas não conseguimos encontrar nada que realizasse essa função. Confirmamos então esta suspeita com os monitores da disciplina, que recomendaram o uso de outros meios caso realmente desejássemos concluir esta análise.</text:span></text:p>
        <text:p text:style-name="P71"><text:span text:style-name="T37"><text:tab/>Nosso próximo passo então foi optar pel</text:span><text:span text:style-name="T41">as ferramentas oferecidas por meio do </text:span><text:span text:style-name="T44">scikit-learn</text:span><text:span text:style-name="T41">, uma biblioteca de </text:span><text:span text:style-name="T44">Python </text:span><text:span text:style-name="T41">focada em aprendizado de máquina e mineração de dados. Aparentemente nesta existe uma função que possivelmente nos seria útil para aplicar em nosso </text:span><text:span text:style-name="T44">data set</text:span><text:span text:style-name="T41"> mas, após muito tentar usar a ferramenta sem sucesso, optamos por abdicar dessa análise por recomendação de um dos monitores da disciplina. </text:span></text:p>
        <text:p text:style-name="P71"><text:span text:style-name="T41"><text:tab/>Pelas pesquisas realizadas, porém, era de se esperar que esse algoritmo obtivesse um desempenho similar ou até mesmo inferior ao do Expectation Maximization. Essa hipótese, claro, apenas pode ser confirmada mediante a uma verdadeira análise aplicando-o na prática.</text:span></text:p>
        <text:h text:style-name="P13" text:outline-level="3">Resultados</text:h>
        <text:p text:style-name="P68"><text:span text:style-name="T38"><text:tab/></text:span><text:span text:style-name="T41">Conseguindo apenas utilizar dois dos três classificadores desejados para algoritmos de aprendizado não-supervisionado, nossa escolha para o melhor ficou bastante limitada e, até mesmo, um tanto quanto fácil. Vale ressaltar que acreditamos que a falta de testes sobre a técnica de Mistura de Gaussianas não fez uma grande diferença sobre o resultado final pois não era de se esperar um bom desempenho dela baseado na teoria de sua implementação.</text:span></text:p>
        <text:p text:style-name="P63"><text:span text:style-name="T41"><text:tab/>Dessa maneira, a escolha clara fora o algoritmo K-Means como o mais bem-avaliado dessa categoria, visto que o Expectation Maximization obtivera uma taxa de erro significativamente maior além de gastar muito mais tempo de execução.</text:span></text:p>
        <text:h text:style-name="P21" text:outline-level="1">Implementando os Melhores Algoritmos</text:h>
        <text:h text:style-name="P16" text:outline-level="2">Á<text:span text:style-name="T49">rvores de Decisão</text:span></text:h>
        <text:p text:style-name="P56"><text:span text:style-name="T21">Oloko bicho são as arvere</text:span></text:p>
        <text:p text:style-name="P57"><text:span text:style-name="T21">l</text:span><text:span text:style-name="T9">embrar que ID3 só pega nominal (sem problema pra nós), mas não trabalha com valores faltando (fudeu pra agt) e tende ao overfitting.</text:span></text:p>
        <text:h text:style-name="P15" text:outline-level="2">K-Means</text:h>
        <text:p text:style-name="P55">Eh a média do K, ml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MS Mincho" svg:font-family="'MS Mincho', 'ＭＳ 明朝'" style:font-family-generic="roman"/>
    <style:font-face style:name="Arial2" svg:font-family="Arial" style:font-family-generic="swiss"/>
    <style:font-face style:name="Courier New1" svg:font-family="'Courier New'" style:font-family-generic="modern" style:font-pitch="fixed"/>
    <style:font-face style:name="SimSun1" svg:font-family="SimSun, 宋体"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1"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fo:language="none" fo:country="non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none" fo:country="none" style:language-asian="none" style:country-asian="none"/>
    </style:style>
    <style:style style:name="Abstract" style:family="paragraph">
      <style:paragraph-properties fo:margin-left="0cm" fo:margin-right="0cm" fo:margin-top="0cm" fo:margin-bottom="0.353cm" loext:contextual-spacing="false" fo:text-align="justify" style:justify-single-word="false" fo:orphans="2" fo:widows="2" fo:text-indent="0.48cm" style:auto-text-indent="false"/>
      <style:text-properties style:use-window-font-color="true" style:font-name="Times New Roman" fo:font-family="'Times New Roman'" style:font-family-generic="roman" style:font-pitch="variable" fo:font-size="9pt" fo:language="en" fo:country="US" fo:font-weight="bold" style:font-name-asian="SimSun1"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1"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1"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102cm" fo:margin-right="0cm" fo:margin-top="0.106cm" fo:margin-bottom="0.053cm" loext:contextual-spacing="false" fo:text-align="end" style:justify-single-word="false" fo:orphans="2" fo:widows="2" fo:text-indent="-0.051cm" style:auto-text-indent="false"/>
      <style:text-properties style:use-window-font-color="true" style:font-name="Times New Roman" fo:font-family="'Times New Roman'" style:font-family-generic="roman" style:font-pitch="variable" fo:font-size="6pt" fo:language="en" fo:country="US" style:font-name-asian="SimSun1"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cm" fo:margin-right="0cm" fo:margin-top="0cm" fo:margin-bottom="0.212cm" loext:contextual-spacing="false" fo:text-indent="0.483cm" style:auto-text-indent="false"/>
      <style:text-properties fo:font-style="italic" style:font-style-asian="italic"/>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2cm"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0pt" style:font-size-asian="8.75pt"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17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59cm" fo:page-height="27.94cm" style:num-format="1" style:print-orientation="portrait" fo:margin-top="1.905cm" fo:margin-bottom="2.54cm" fo:margin-left="1.575cm" fo:margin-right="1.5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1.575cm" fo:margin-right="1.5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creation-date>2018-12-07T10:33:34.048332794</meta:creation-date>
    <meta:editing-cycles>11</meta:editing-cycles>
    <meta:editing-duration>P1DT6H54M33S</meta:editing-duration>
    <meta:generator>LibreOffice/6.0.5.2$MacOSX_X86_64 LibreOffice_project/54c8cbb85f300ac59db32fe8a675ff7683cd5a16</meta:generator>
    <dc:date>2018-12-09T04:13:49.986779274</dc:date>
    <meta:document-statistic meta:table-count="6" meta:image-count="0" meta:object-count="0" meta:page-count="4" meta:paragraph-count="173" meta:word-count="2339" meta:character-count="15478" meta:non-whitespace-character-count="13312"/>
  </office:meta>
</office:document-meta>
</file>